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.6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.6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2cm" fo:min-width="0.62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6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6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24cm"/>
    </style:style>
    <style:style style:name="P1" style:family="paragraph">
      <style:paragraph-properties fo:text-align="center"/>
    </style:style>
    <style:style style:name="P2" style:family="paragraph">
      <style:text-properties fo:font-family="Play" style:font-pitch="variable" fo:font-size="8pt" style:font-size-asian="8pt" style:font-size-complex="8pt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fo:font-family="Play" style:font-pitch="variable" fo:font-size="14pt" style:font-family-asian="TimesNewRomanPSMT" style:font-family-generic-asian="roman" style:font-size-asian="14pt" style:font-family-complex="TimesNewRomanPSMT" style:font-family-generic-complex="roman" style:font-size-complex="8pt"/>
    </style:style>
    <style:style style:name="P5" style:family="paragraph">
      <style:text-properties fo:font-family="Play" style:font-pitch="variable" fo:font-size="12pt" style:font-size-asian="8pt" style:font-size-complex="8pt"/>
    </style:style>
    <style:style style:name="P6" style:family="paragraph">
      <style:paragraph-properties fo:text-align="center"/>
      <style:text-properties fo:font-family="Play" style:font-pitch="variable" fo:font-size="8pt" style:font-size-asian="8pt" style:font-size-complex="8pt"/>
    </style:style>
    <style:style style:name="P7" style:family="paragraph">
      <style:paragraph-properties fo:text-align="center" style:text-autospace="none"/>
      <style:text-properties fo:font-family="Play" style:font-pitch="variable" fo:font-size="12pt" style:font-family-asian="TimesNewRomanPSMT" style:font-family-generic-asian="roman" style:font-size-asian="12pt" style:font-family-complex="TimesNewRomanPSMT" style:font-family-generic-complex="roman" style:font-size-complex="12pt"/>
    </style:style>
    <style:style style:name="T1" style:family="text">
      <style:text-properties fo:font-family="Play" style:font-pitch="variable" fo:font-size="8pt" style:font-size-asian="8pt" style:font-size-complex="8pt"/>
    </style:style>
    <style:style style:name="T2" style:family="text">
      <style:text-properties style:use-window-font-color="true" style:text-outline="false" style:text-line-through-style="none" fo:font-family="Play" style:font-pitch="variable" fo:font-size="14pt" fo:font-style="normal" fo:text-shadow="none" style:text-underline-style="none" fo:font-weight="normal" style:letter-kerning="true" style:font-family-asian="TimesNewRomanPSMT" style:font-family-generic-asian="roman" style:font-size-asian="14pt" style:font-style-asian="normal" style:font-weight-asian="normal" style:font-family-complex="TimesNewRomanPSMT" style:font-family-generic-complex="roman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Play" style:font-pitch="variable" fo:font-size="12pt" style:font-size-asian="8pt" style:font-size-complex="8pt"/>
    </style:style>
    <style:style style:name="T4" style:family="text">
      <style:text-properties style:use-window-font-color="true" style:text-outline="false" style:text-line-through-style="none" fo:font-family="Play" style:font-pitch="variable" fo:font-size="12pt" fo:font-style="normal" fo:text-shadow="none" style:text-underline-style="none" fo:font-weight="normal" style:letter-kerning="true" style:font-family-asian="TimesNewRomanPSMT" style:font-family-generic-asian="roman" style:font-size-asian="12pt" style:font-style-asian="normal" style:font-weight-asian="normal" style:font-family-complex="TimesNewRomanPSMT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Play" style:font-pitch="variable" fo:font-size="12pt" fo:font-style="normal" fo:text-shadow="none" style:text-underline-style="none" fo:font-weight="normal" style:letter-kerning="true" style:font-family-asian="Play" style:font-style-name-asian="Regular" style:font-size-asian="12pt" style:font-style-asian="normal" style:font-weight-asian="normal" style:font-family-complex="Play" style:font-style-name-complex="Regular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18.499cm" svg:height="1.499cm" svg:x="22.5cm" svg:y="27.189cm" svg:viewBox="0 0 18500 1500" svg:d="M0 1500v-1500h18500v1500zM0 500h6500zM0 1000h6500zM6500 0v1500zM5500 0v1500zM4000 0v1500zM3000 0v1500zM2000 0v1500zM1000 0v1500zM17500 0v1500zM17500 700h1000z">
          <text:p/>
        </draw:path>
        <draw:frame draw:style-name="gr2" draw:text-style-name="P2" draw:layer="controls" svg:width="1.4cm" svg:height="0.611cm" svg:x="22.4cm" svg:y="28.089cm">
          <draw:text-box>
            <text:p><text:span text:style-name="T1">Изм.</text:span></text:p>
          </draw:text-box>
        </draw:frame>
        <draw:frame draw:style-name="gr2" draw:text-style-name="P2" draw:layer="controls" svg:width="1.524cm" svg:height="0.611cm" svg:x="23.276cm" svg:y="28.089cm">
          <draw:text-box>
            <text:p><text:span text:style-name="T1">Кол. уч</text:span></text:p>
          </draw:text-box>
        </draw:frame>
        <draw:frame draw:style-name="gr2" draw:text-style-name="P2" draw:layer="controls" svg:width="1.3cm" svg:height="0.611cm" svg:x="24.4cm" svg:y="28.089cm">
          <draw:text-box>
            <text:p><text:span text:style-name="T1">Лист</text:span></text:p>
          </draw:text-box>
        </draw:frame>
        <draw:frame draw:style-name="gr2" draw:text-style-name="P2" draw:layer="controls" svg:width="1.524cm" svg:height="0.611cm" svg:x="25.315cm" svg:y="28.089cm">
          <draw:text-box>
            <text:p><text:span text:style-name="T1">№ </text:span><text:span text:style-name="T1">док.</text:span></text:p>
          </draw:text-box>
        </draw:frame>
        <draw:frame draw:style-name="gr2" draw:text-style-name="P2" draw:layer="controls" svg:width="1.224cm" svg:height="0.611cm" svg:x="26.589cm" svg:y="28.089cm">
          <draw:text-box>
            <text:p><text:span text:style-name="T1">Подп</text:span></text:p>
          </draw:text-box>
        </draw:frame>
        <draw:frame draw:style-name="gr2" draw:text-style-name="P2" draw:layer="controls" svg:width="1.224cm" svg:height="0.611cm" svg:x="27.9cm" svg:y="28.089cm">
          <draw:text-box>
            <text:p><text:span text:style-name="T1">Дата</text:span></text:p>
          </draw:text-box>
        </draw:frame>
        <draw:frame draw:style-name="gr3" draw:text-style-name="P2" draw:layer="controls" svg:width="1.224cm" svg:height="0.582cm" svg:x="39.976cm" svg:y="27.223cm">
          <draw:text-box>
            <text:p><text:span text:style-name="T1">Лист</text:span></text:p>
          </draw:text-box>
        </draw:frame>
        <draw:frame draw:style-name="gr4" draw:text-style-name="P2" draw:layer="controls" svg:width="1cm" svg:height="0.582cm" svg:x="40cm" svg:y="27.9cm">
          <draw:text-box>
            <text:p><text:span text:style-name="T1">555</text:span></text:p>
          </draw:text-box>
        </draw:frame>
        <draw:rect draw:style-name="gr5" draw:text-style-name="P1" draw:layer="controls" svg:width="38.8cm" svg:height="27.7cm" svg:x="2.2cm" svg:y="1cm">
          <text:p/>
        </draw:rect>
        <draw:frame draw:style-name="gr6" draw:text-style-name="P4" draw:layer="controls" svg:width="5.135cm" svg:height="0.882cm" svg:x="32.2cm" svg:y="27.4cm">
          <draw:text-box>
            <text:p text:style-name="P3"><text:span text:style-name="T2">Шифр объекта - Т</text:span></text:p>
          </draw:text-box>
        </draw:frame>
        <draw:frame draw:style-name="gr7" draw:text-style-name="P5" draw:layer="controls" svg:width="1.4cm" svg:height="0.742cm" svg:x="39.2cm" svg:y="1.4cm">
          <draw:text-box>
            <text:p><text:span text:style-name="T3">553</text:span></text:p>
          </draw:text-box>
        </draw:frame>
        <draw:g>
          <draw:path draw:style-name="gr1" draw:text-style-name="P1" draw:layer="controls" svg:width="1.199cm" svg:height="8.499cm" svg:x="1cm" svg:y="20.2cm" svg:viewBox="0 0 1200 8500" svg:d="M0 8500v-8500h1200v8500zM500 0v8500zM0 2500h1200zM0 6000h1200z">
            <text:p/>
          </draw:path>
          <draw:frame draw:style-name="gr8" draw:text-style-name="P2" draw:layer="controls" svg:width="2.4cm" svg:height="0.711cm" draw:transform="rotate (1.5707963267946) translate (0.9cm 28.5cm)">
            <draw:text-box>
              <text:p><text:span text:style-name="T1">Инв. № подл.</text:span></text:p>
            </draw:text-box>
          </draw:frame>
          <draw:frame draw:style-name="gr2" draw:text-style-name="P6" draw:layer="controls" svg:width="2.6cm" svg:height="0.611cm" draw:transform="rotate (1.5707963267946) translate (0.889cm 25.666cm)">
            <draw:text-box>
              <text:p text:style-name="P1"><text:span text:style-name="T1">Подпись и дата</text:span></text:p>
            </draw:text-box>
          </draw:frame>
          <draw:frame draw:style-name="gr2" draw:text-style-name="P6" draw:layer="controls" svg:width="2.278cm" svg:height="0.913cm" draw:transform="rotate (1.5707963267946) translate (0.889cm 22.478cm)">
            <draw:text-box>
              <text:p text:style-name="P1"><text:span text:style-name="T1">Взам. инв. №</text:span></text:p>
            </draw:text-box>
          </draw:frame>
        </draw:g>
        <draw:frame draw:style-name="gr6" draw:text-style-name="P7" draw:layer="layout" svg:width="3.118cm" svg:height="0.882cm" svg:x="36.182cm" svg:y="28.7cm">
          <draw:text-box>
            <text:p text:style-name="P3"><text:span text:style-name="T4">Формат A</text:span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24T14:52:47.37</meta:creation-date>
    <dc:date>2020-03-26T14:30:35.54</dc:date>
    <meta:editing-duration>PT1H58M59S</meta:editing-duration>
    <meta:editing-cycles>33</meta:editing-cycles>
    <meta:generator>OpenOffice/4.1.7$Win32 OpenOffice.org_project/417m1$Build-9800</meta:generator>
    <meta:document-statistic meta:object-count="18"/>
  </office:meta>
</office:document-meta>
</file>